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svg:font-family="'Linux Libertine', Georgia, Times, 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paragraph-rsid="001bd411"/>
    </style:style>
    <style:style style:name="P2" style:family="paragraph" style:parent-style-name="Standard">
      <style:text-properties style:font-name="Times New Roman" officeooo:rsid="0024f7a1" officeooo:paragraph-rsid="0024f7a1"/>
    </style:style>
    <style:style style:name="P3" style:family="paragraph" style:parent-style-name="Standard">
      <style:text-properties style:font-name="Times New Roman" officeooo:rsid="0024f7a1" officeooo:paragraph-rsid="00291918"/>
    </style:style>
    <style:style style:name="P4" style:family="paragraph" style:parent-style-name="Standard">
      <style:text-properties style:font-name="Times New Roman" officeooo:rsid="0024f7a1" officeooo:paragraph-rsid="00272ded"/>
    </style:style>
    <style:style style:name="P5" style:family="paragraph" style:parent-style-name="Standard">
      <style:text-properties style:font-name="Times New Roman" officeooo:rsid="0024f7a1" officeooo:paragraph-rsid="00adba37"/>
    </style:style>
    <style:style style:name="P6" style:family="paragraph" style:parent-style-name="Standard">
      <style:text-properties style:font-name="Times New Roman" officeooo:rsid="00272ded" officeooo:paragraph-rsid="0029b561"/>
    </style:style>
    <style:style style:name="P7" style:family="paragraph" style:parent-style-name="Standard">
      <style:text-properties style:font-name="Times New Roman" officeooo:rsid="00272ded" officeooo:paragraph-rsid="00291918"/>
    </style:style>
    <style:style style:name="P8" style:family="paragraph" style:parent-style-name="Standard">
      <style:text-properties style:font-name="Times New Roman" officeooo:rsid="0029b561" officeooo:paragraph-rsid="0029b561"/>
    </style:style>
    <style:style style:name="P9" style:family="paragraph" style:parent-style-name="Standard">
      <style:text-properties style:font-name="Times New Roman" officeooo:rsid="002d664e" officeooo:paragraph-rsid="002d664e"/>
    </style:style>
    <style:style style:name="P10" style:family="paragraph" style:parent-style-name="Standard">
      <style:text-properties style:font-name="Times New Roman" officeooo:rsid="002b02f5" officeooo:paragraph-rsid="002aeac2"/>
    </style:style>
    <style:style style:name="P11" style:family="paragraph" style:parent-style-name="Standard">
      <style:text-properties style:font-name="Times New Roman" officeooo:rsid="003197a2" officeooo:paragraph-rsid="003197a2"/>
    </style:style>
    <style:style style:name="P12" style:family="paragraph" style:parent-style-name="Standard">
      <style:text-properties style:font-name="Times New Roman" officeooo:rsid="0034c082" officeooo:paragraph-rsid="0034c082"/>
    </style:style>
    <style:style style:name="P13" style:family="paragraph" style:parent-style-name="Standard">
      <style:text-properties style:font-name="Times New Roman" officeooo:rsid="0039ff02" officeooo:paragraph-rsid="0039ff02"/>
    </style:style>
    <style:style style:name="P14" style:family="paragraph" style:parent-style-name="Standard">
      <style:text-properties style:font-name="Times New Roman" officeooo:rsid="003b7f6e" officeooo:paragraph-rsid="003b7f6e"/>
    </style:style>
    <style:style style:name="P15" style:family="paragraph" style:parent-style-name="Standard">
      <style:text-properties style:font-name="Times New Roman" officeooo:rsid="0042b08c" officeooo:paragraph-rsid="0042b08c"/>
    </style:style>
    <style:style style:name="P16" style:family="paragraph" style:parent-style-name="Standard">
      <style:text-properties style:font-name="Times New Roman" officeooo:rsid="004676ba" officeooo:paragraph-rsid="004676ba"/>
    </style:style>
    <style:style style:name="P17" style:family="paragraph" style:parent-style-name="Standard">
      <style:text-properties style:font-name="Times New Roman" officeooo:rsid="004ae705" officeooo:paragraph-rsid="004ae705"/>
    </style:style>
    <style:style style:name="P18" style:family="paragraph" style:parent-style-name="Standard">
      <style:text-properties style:font-name="Times New Roman" officeooo:rsid="005591bc" officeooo:paragraph-rsid="005591bc"/>
    </style:style>
    <style:style style:name="P19" style:family="paragraph" style:parent-style-name="Standard">
      <style:text-properties style:font-name="Times New Roman" officeooo:rsid="005492cf" officeooo:paragraph-rsid="005591bc"/>
    </style:style>
    <style:style style:name="P20" style:family="paragraph" style:parent-style-name="Standard">
      <style:text-properties style:font-name="Times New Roman" officeooo:rsid="00754723" officeooo:paragraph-rsid="00754723"/>
    </style:style>
    <style:style style:name="P21" style:family="paragraph" style:parent-style-name="Standard">
      <style:text-properties style:font-name="Times New Roman" officeooo:rsid="0088816c" officeooo:paragraph-rsid="0088816c"/>
    </style:style>
    <style:style style:name="P22" style:family="paragraph" style:parent-style-name="Standard">
      <style:text-properties style:font-name="Times New Roman" officeooo:rsid="008dbee7" officeooo:paragraph-rsid="008dbee7"/>
    </style:style>
    <style:style style:name="P23" style:family="paragraph" style:parent-style-name="Standard">
      <style:text-properties style:font-name="Times New Roman" officeooo:rsid="008b8288" officeooo:paragraph-rsid="008b8288"/>
    </style:style>
    <style:style style:name="P24" style:family="paragraph" style:parent-style-name="Standard">
      <style:text-properties style:font-name="Times New Roman" officeooo:rsid="0093889e" officeooo:paragraph-rsid="0093889e"/>
    </style:style>
    <style:style style:name="P25" style:family="paragraph" style:parent-style-name="Standard">
      <style:text-properties style:font-name="Times New Roman" officeooo:rsid="007eb860" officeooo:paragraph-rsid="007eb860"/>
    </style:style>
    <style:style style:name="P26" style:family="paragraph" style:parent-style-name="Standard">
      <style:text-properties style:font-name="Times New Roman" officeooo:rsid="00843943" officeooo:paragraph-rsid="0084e380"/>
    </style:style>
    <style:style style:name="P27" style:family="paragraph" style:parent-style-name="Standard">
      <style:text-properties style:font-name="Times New Roman" officeooo:rsid="0094d47a" officeooo:paragraph-rsid="0094d47a"/>
    </style:style>
    <style:style style:name="P28" style:family="paragraph" style:parent-style-name="Standard">
      <style:text-properties style:font-name="Times New Roman" officeooo:rsid="009e43e1" officeooo:paragraph-rsid="009e43e1"/>
    </style:style>
    <style:style style:name="P29" style:family="paragraph" style:parent-style-name="Standard">
      <style:text-properties style:font-name="Times New Roman" officeooo:rsid="009e82ff" officeooo:paragraph-rsid="009e43e1"/>
    </style:style>
    <style:style style:name="P30" style:family="paragraph" style:parent-style-name="Standard">
      <style:text-properties style:font-name="Times New Roman" officeooo:rsid="009e82ff" officeooo:paragraph-rsid="009e82ff"/>
    </style:style>
    <style:style style:name="P31" style:family="paragraph" style:parent-style-name="Standard">
      <style:text-properties style:font-name="Times New Roman" officeooo:rsid="009eb947" officeooo:paragraph-rsid="009e82ff"/>
    </style:style>
    <style:style style:name="P32" style:family="paragraph" style:parent-style-name="Standard">
      <style:text-properties style:font-name="Times New Roman" officeooo:rsid="00b42a65" officeooo:paragraph-rsid="00b42a65"/>
    </style:style>
    <style:style style:name="P33" style:family="paragraph" style:parent-style-name="Standard">
      <style:text-properties officeooo:paragraph-rsid="00291918"/>
    </style:style>
    <style:style style:name="P34" style:family="paragraph" style:parent-style-name="Standard">
      <style:text-properties officeooo:paragraph-rsid="0029b561"/>
    </style:style>
    <style:style style:name="P35" style:family="paragraph" style:parent-style-name="Standard">
      <style:text-properties officeooo:paragraph-rsid="002aeac2"/>
    </style:style>
    <style:style style:name="P36" style:family="paragraph" style:parent-style-name="Standard">
      <style:text-properties officeooo:paragraph-rsid="0034c082"/>
    </style:style>
    <style:style style:name="P37" style:family="paragraph" style:parent-style-name="Standard">
      <style:text-properties officeooo:paragraph-rsid="00447585"/>
    </style:style>
    <style:style style:name="P38" style:family="paragraph" style:parent-style-name="Standard">
      <style:text-properties officeooo:paragraph-rsid="005591bc"/>
    </style:style>
    <style:style style:name="P39" style:family="paragraph" style:parent-style-name="Standard">
      <style:text-properties officeooo:paragraph-rsid="0055cac4"/>
    </style:style>
    <style:style style:name="P40" style:family="paragraph" style:parent-style-name="Standard">
      <style:text-properties officeooo:paragraph-rsid="00595834"/>
    </style:style>
    <style:style style:name="P41" style:family="paragraph" style:parent-style-name="Standard">
      <style:text-properties officeooo:paragraph-rsid="0060a625"/>
    </style:style>
    <style:style style:name="P42" style:family="paragraph" style:parent-style-name="Standard">
      <style:text-properties officeooo:rsid="006bf89e" officeooo:paragraph-rsid="006bf89e"/>
    </style:style>
    <style:style style:name="P43" style:family="paragraph" style:parent-style-name="Standard">
      <style:text-properties officeooo:paragraph-rsid="007b2637"/>
    </style:style>
    <style:style style:name="P44" style:family="paragraph" style:parent-style-name="Standard">
      <style:text-properties officeooo:paragraph-rsid="007c2f18"/>
    </style:style>
    <style:style style:name="P45" style:family="paragraph" style:parent-style-name="Standard">
      <style:text-properties officeooo:paragraph-rsid="007eb860"/>
    </style:style>
    <style:style style:name="P46" style:family="paragraph" style:parent-style-name="Standard">
      <style:text-properties officeooo:paragraph-rsid="00802477"/>
    </style:style>
    <style:style style:name="P47" style:family="paragraph" style:parent-style-name="Standard">
      <style:text-properties officeooo:paragraph-rsid="0084e380"/>
    </style:style>
    <style:style style:name="P48" style:family="paragraph" style:parent-style-name="Standard">
      <style:text-properties officeooo:paragraph-rsid="008d72f5"/>
    </style:style>
    <style:style style:name="P49" style:family="paragraph" style:parent-style-name="Standard">
      <style:text-properties officeooo:paragraph-rsid="008dbee7"/>
    </style:style>
    <style:style style:name="P50" style:family="paragraph" style:parent-style-name="Standard">
      <style:text-properties officeooo:rsid="0094d47a" officeooo:paragraph-rsid="0094d47a"/>
    </style:style>
    <style:style style:name="P51" style:family="paragraph" style:parent-style-name="Standard">
      <style:text-properties officeooo:rsid="009e43e1" officeooo:paragraph-rsid="009e43e1"/>
    </style:style>
    <style:style style:name="P52" style:family="paragraph" style:parent-style-name="Standard">
      <style:text-properties officeooo:rsid="009e82ff" officeooo:paragraph-rsid="009e82ff"/>
    </style:style>
    <style:style style:name="P53" style:family="paragraph" style:parent-style-name="Standard">
      <style:text-properties officeooo:paragraph-rsid="009e82ff"/>
    </style:style>
    <style:style style:name="P54" style:family="paragraph" style:parent-style-name="Standard">
      <style:text-properties officeooo:rsid="009eb947" officeooo:paragraph-rsid="009eb947"/>
    </style:style>
    <style:style style:name="P55" style:family="paragraph" style:parent-style-name="Standard">
      <style:text-properties officeooo:paragraph-rsid="00a9587f"/>
    </style:style>
    <style:style style:name="P56" style:family="paragraph" style:parent-style-name="Standard">
      <style:text-properties officeooo:paragraph-rsid="00abe6f3"/>
    </style:style>
    <style:style style:name="P57" style:family="paragraph" style:parent-style-name="Standard">
      <style:text-properties officeooo:paragraph-rsid="00adba37"/>
    </style:style>
    <style:style style:name="P58" style:family="paragraph" style:parent-style-name="Standard">
      <style:text-properties officeooo:paragraph-rsid="00b1a042"/>
    </style:style>
    <style:style style:name="P59" style:family="paragraph" style:parent-style-name="Standard">
      <style:text-properties officeooo:paragraph-rsid="00b5519a"/>
    </style:style>
    <style:style style:name="P60" style:family="paragraph" style:parent-style-name="Standard">
      <style:text-properties style:font-name="Times New Roman" officeooo:rsid="00b42a65" officeooo:paragraph-rsid="00b42a65"/>
    </style:style>
    <style:style style:name="P61" style:family="paragraph" style:parent-style-name="Standard">
      <style:text-properties style:font-name="Times New Roman" officeooo:rsid="00b604fd" officeooo:paragraph-rsid="00b5519a"/>
    </style:style>
    <style:style style:name="P62" style:family="paragraph" style:parent-style-name="Standard">
      <style:text-properties style:font-name="Times New Roman" officeooo:rsid="00b604fd" officeooo:paragraph-rsid="00b604fd"/>
    </style:style>
    <style:style style:name="P63" style:family="paragraph" style:parent-style-name="Standard">
      <style:text-properties style:font-name="Times New Roman" officeooo:rsid="0042b08c" officeooo:paragraph-rsid="0042b08c"/>
    </style:style>
    <style:style style:name="P64" style:family="paragraph" style:parent-style-name="Standard">
      <style:text-properties officeooo:paragraph-rsid="00bc787c"/>
    </style:style>
    <style:style style:name="P65" style:family="paragraph" style:parent-style-name="Standard">
      <style:text-properties officeooo:paragraph-rsid="00c0a70f"/>
    </style:style>
    <style:style style:name="P66" style:family="paragraph" style:parent-style-name="Standard">
      <style:text-properties officeooo:paragraph-rsid="00c2d40f"/>
    </style:style>
    <style:style style:name="T1" style:family="text">
      <style:text-properties style:font-name="Times New Roman"/>
    </style:style>
    <style:style style:name="T2" style:family="text">
      <style:text-properties style:font-name="Times New Roman" officeooo:rsid="0024f7a1"/>
    </style:style>
    <style:style style:name="T3" style:family="text">
      <style:text-properties style:font-name="Times New Roman" officeooo:rsid="00272ded"/>
    </style:style>
    <style:style style:name="T4" style:family="text">
      <style:text-properties style:font-name="Times New Roman" officeooo:rsid="00291918"/>
    </style:style>
    <style:style style:name="T5" style:family="text">
      <style:text-properties style:font-name="Times New Roman" officeooo:rsid="001d5640"/>
    </style:style>
    <style:style style:name="T6" style:family="text">
      <style:text-properties style:font-name="Times New Roman" officeooo:rsid="00267cbc"/>
    </style:style>
    <style:style style:name="T7" style:family="text">
      <style:text-properties style:font-name="Times New Roman" fo:font-size="12pt" officeooo:rsid="00291918"/>
    </style:style>
    <style:style style:name="T8" style:family="text">
      <style:text-properties style:font-name="Times New Roman" officeooo:rsid="0029b561"/>
    </style:style>
    <style:style style:name="T9" style:family="text">
      <style:text-properties style:font-name="Times New Roman" officeooo:rsid="002aeac2"/>
    </style:style>
    <style:style style:name="T10" style:family="text">
      <style:text-properties style:font-name="Times New Roman" officeooo:rsid="002b02f5"/>
    </style:style>
    <style:style style:name="T11" style:family="text">
      <style:text-properties style:font-name="Times New Roman" officeooo:rsid="0030bb35"/>
    </style:style>
    <style:style style:name="T12" style:family="text">
      <style:text-properties style:font-name="Times New Roman" officeooo:rsid="003e0759"/>
    </style:style>
    <style:style style:name="T13" style:family="text">
      <style:text-properties style:font-name="Times New Roman" officeooo:rsid="003f70af"/>
    </style:style>
    <style:style style:name="T14" style:family="text">
      <style:text-properties style:font-name="Times New Roman" officeooo:rsid="00403b35"/>
    </style:style>
    <style:style style:name="T15" style:family="text">
      <style:text-properties style:font-name="Times New Roman" officeooo:rsid="0042b08c"/>
    </style:style>
    <style:style style:name="T16" style:family="text">
      <style:text-properties style:font-name="Times New Roman" officeooo:rsid="00447585"/>
    </style:style>
    <style:style style:name="T17" style:family="text">
      <style:text-properties style:font-name="Times New Roman" officeooo:rsid="0044a258"/>
    </style:style>
    <style:style style:name="T18" style:family="text">
      <style:text-properties style:font-name="Times New Roman" officeooo:rsid="004676ba"/>
    </style:style>
    <style:style style:name="T19" style:family="text">
      <style:text-properties style:font-name="Times New Roman" officeooo:rsid="004ae705"/>
    </style:style>
    <style:style style:name="T20" style:family="text">
      <style:text-properties style:font-name="Times New Roman" officeooo:rsid="001bd411"/>
    </style:style>
    <style:style style:name="T21" style:family="text">
      <style:text-properties style:font-name="Times New Roman" officeooo:rsid="0021a968"/>
    </style:style>
    <style:style style:name="T22" style:family="text">
      <style:text-properties style:font-name="Times New Roman" officeooo:rsid="004c3e38"/>
    </style:style>
    <style:style style:name="T23" style:family="text">
      <style:text-properties style:font-name="Times New Roman" officeooo:rsid="004edcb3"/>
    </style:style>
    <style:style style:name="T24" style:family="text">
      <style:text-properties style:font-name="Times New Roman" officeooo:rsid="00541319"/>
    </style:style>
    <style:style style:name="T25" style:family="text">
      <style:text-properties style:font-name="Times New Roman" officeooo:rsid="005492cf"/>
    </style:style>
    <style:style style:name="T26" style:family="text">
      <style:text-properties style:font-name="Times New Roman" officeooo:rsid="005591bc"/>
    </style:style>
    <style:style style:name="T27" style:family="text">
      <style:text-properties style:font-name="Times New Roman" officeooo:rsid="0055cac4"/>
    </style:style>
    <style:style style:name="T28" style:family="text">
      <style:text-properties style:font-name="Times New Roman" officeooo:rsid="00595834"/>
    </style:style>
    <style:style style:name="T29" style:family="text">
      <style:text-properties style:font-name="Times New Roman" officeooo:rsid="0060a625"/>
    </style:style>
    <style:style style:name="T30" style:family="text">
      <style:text-properties style:font-name="Times New Roman" officeooo:rsid="0066617e"/>
    </style:style>
    <style:style style:name="T31" style:family="text">
      <style:text-properties style:font-name="Times New Roman" officeooo:rsid="00683660"/>
    </style:style>
    <style:style style:name="T32" style:family="text">
      <style:text-properties style:font-name="Times New Roman" officeooo:rsid="006a26a4"/>
    </style:style>
    <style:style style:name="T33" style:family="text">
      <style:text-properties style:font-name="Times New Roman" officeooo:rsid="00702064"/>
    </style:style>
    <style:style style:name="T34" style:family="text">
      <style:text-properties style:font-name="Times New Roman" officeooo:rsid="0079554c"/>
    </style:style>
    <style:style style:name="T35" style:family="text">
      <style:text-properties style:font-name="Times New Roman" officeooo:rsid="0079e1b7"/>
    </style:style>
    <style:style style:name="T36" style:family="text">
      <style:text-properties style:font-name="Times New Roman" officeooo:rsid="007b2637"/>
    </style:style>
    <style:style style:name="T37" style:family="text">
      <style:text-properties style:font-name="Times New Roman" officeooo:rsid="007b4118"/>
    </style:style>
    <style:style style:name="T38" style:family="text">
      <style:text-properties style:font-name="Times New Roman" officeooo:rsid="007c2f18"/>
    </style:style>
    <style:style style:name="T39" style:family="text">
      <style:text-properties style:font-name="Times New Roman" officeooo:rsid="007cd03e"/>
    </style:style>
    <style:style style:name="T40" style:family="text">
      <style:text-properties style:font-name="Times New Roman" officeooo:rsid="00760248"/>
    </style:style>
    <style:style style:name="T41" style:family="text">
      <style:text-properties style:font-name="Times New Roman" officeooo:rsid="007eb860"/>
    </style:style>
    <style:style style:name="T42" style:family="text">
      <style:text-properties style:font-name="Times New Roman" officeooo:rsid="00802477"/>
    </style:style>
    <style:style style:name="T43" style:family="text">
      <style:text-properties style:font-name="Times New Roman" officeooo:rsid="0080c7b5"/>
    </style:style>
    <style:style style:name="T44" style:family="text">
      <style:text-properties style:font-name="Times New Roman" officeooo:rsid="00815a8b"/>
    </style:style>
    <style:style style:name="T45" style:family="text">
      <style:text-properties style:font-name="Times New Roman" officeooo:rsid="00843943"/>
    </style:style>
    <style:style style:name="T46" style:family="text">
      <style:text-properties style:font-name="Times New Roman" officeooo:rsid="0084e380"/>
    </style:style>
    <style:style style:name="T47" style:family="text">
      <style:text-properties style:font-name="Times New Roman" officeooo:rsid="008b8288"/>
    </style:style>
    <style:style style:name="T48" style:family="text">
      <style:text-properties style:font-name="Times New Roman" officeooo:rsid="008d72f5"/>
    </style:style>
    <style:style style:name="T49" style:family="text">
      <style:text-properties style:font-name="Times New Roman" officeooo:rsid="008dbee7"/>
    </style:style>
    <style:style style:name="T50" style:family="text">
      <style:text-properties style:font-name="Times New Roman" officeooo:rsid="008e4965"/>
    </style:style>
    <style:style style:name="T51" style:family="text">
      <style:text-properties style:font-name="Times New Roman" officeooo:rsid="0091ff3d"/>
    </style:style>
    <style:style style:name="T52" style:family="text">
      <style:text-properties style:font-name="Times New Roman" officeooo:rsid="009e82ff"/>
    </style:style>
    <style:style style:name="T53" style:family="text">
      <style:text-properties style:font-name="Times New Roman" officeooo:rsid="009eb947"/>
    </style:style>
    <style:style style:name="T54" style:family="text">
      <style:text-properties style:font-name="Times New Roman" officeooo:rsid="0034c082"/>
    </style:style>
    <style:style style:name="T55" style:family="text">
      <style:text-properties style:font-name="Times New Roman" officeooo:rsid="00a5ad25"/>
    </style:style>
    <style:style style:name="T56" style:family="text">
      <style:text-properties style:font-name="Times New Roman" officeooo:rsid="00a6f785"/>
    </style:style>
    <style:style style:name="T57" style:family="text">
      <style:text-properties style:font-name="Times New Roman" officeooo:rsid="00a8bd97"/>
    </style:style>
    <style:style style:name="T58" style:family="text">
      <style:text-properties style:font-name="Times New Roman" officeooo:rsid="00a9587f"/>
    </style:style>
    <style:style style:name="T59" style:family="text">
      <style:text-properties style:font-name="Times New Roman" officeooo:rsid="00aa50c8"/>
    </style:style>
    <style:style style:name="T60" style:family="text">
      <style:text-properties style:font-name="Times New Roman" officeooo:rsid="00aaaed2"/>
    </style:style>
    <style:style style:name="T61" style:family="text">
      <style:text-properties style:font-name="Times New Roman" officeooo:rsid="00abe6f3"/>
    </style:style>
    <style:style style:name="T62" style:family="text">
      <style:text-properties style:font-name="Times New Roman" officeooo:rsid="00acbfea"/>
    </style:style>
    <style:style style:name="T63" style:family="text">
      <style:text-properties style:font-name="Times New Roman" officeooo:rsid="00ad34f7"/>
    </style:style>
    <style:style style:name="T64" style:family="text">
      <style:text-properties style:font-name="Times New Roman" officeooo:rsid="00ad6bd0"/>
    </style:style>
    <style:style style:name="T65" style:family="text">
      <style:text-properties style:font-name="Times New Roman" officeooo:rsid="00adba37"/>
    </style:style>
    <style:style style:name="T66" style:family="text">
      <style:text-properties style:font-name="Times New Roman" officeooo:rsid="00af025e"/>
    </style:style>
    <style:style style:name="T67" style:family="text">
      <style:text-properties style:font-name="Times New Roman" officeooo:rsid="00b5519a"/>
    </style:style>
    <style:style style:name="T68" style:family="text">
      <style:text-properties style:font-name="Times New Roman" officeooo:rsid="00b604fd"/>
    </style:style>
    <style:style style:name="T69" style:family="text">
      <style:text-properties style:font-name="Times New Roman" officeooo:rsid="00bc787c"/>
    </style:style>
    <style:style style:name="T70" style:family="text">
      <style:text-properties style:font-name="Times New Roman" officeooo:rsid="00bddbeb"/>
    </style:style>
    <style:style style:name="T71" style:family="text">
      <style:text-properties style:font-name="Times New Roman" officeooo:rsid="00bfa7aa"/>
    </style:style>
    <style:style style:name="T72" style:family="text">
      <style:text-properties style:font-name="Times New Roman" officeooo:rsid="00c0a70f"/>
    </style:style>
    <style:style style:name="T73" style:family="text">
      <style:text-properties style:font-name="Times New Roman" officeooo:rsid="00c1488f"/>
    </style:style>
    <style:style style:name="T74" style:family="text">
      <style:text-properties style:font-name="Times New Roman" officeooo:rsid="00c2d40f"/>
    </style:style>
    <style:style style:name="T75" style:family="text">
      <style:text-properties fo:font-variant="normal" fo:text-transform="none" fo:color="#000000" style:font-name="Times New Roman" fo:font-size="12pt" fo:letter-spacing="normal" fo:font-style="normal" fo:font-weight="normal" style:font-size-asian="12pt" style:font-size-complex="12pt"/>
    </style:style>
    <style:style style:name="T76" style:family="text">
      <style:text-properties fo:font-variant="normal" fo:text-transform="none" fo:color="#000000" style:font-name="Times New Roman" fo:font-size="12pt" fo:letter-spacing="normal" fo:font-style="normal" fo:font-weight="normal" officeooo:rsid="0036af6d" style:font-size-asian="12pt" style:font-size-complex="12pt"/>
    </style:style>
    <style:style style:name="T77" style:family="text">
      <style:text-properties fo:font-variant="normal" fo:text-transform="none" fo:color="#000000" style:font-name="Times New Roman" fo:font-size="12pt" fo:letter-spacing="normal" fo:font-style="normal" fo:font-weight="normal" officeooo:rsid="0038263a" style:font-size-asian="12pt" style:font-size-complex="12pt"/>
    </style:style>
    <style:style style:name="T78" style:family="text">
      <style:text-properties fo:font-variant="normal" fo:text-transform="none" fo:color="#000000" style:font-name="Times New Roman" fo:font-size="12pt" fo:letter-spacing="normal" fo:font-style="normal" fo:font-weight="normal" officeooo:rsid="0039ff02" style:font-size-asian="12pt" style:font-size-complex="12pt"/>
    </style:style>
    <style:style style:name="T79" style:family="text">
      <style:text-properties fo:font-variant="normal" fo:text-transform="none" fo:color="#000000" style:font-name="Times New Roman" fo:font-size="12pt" fo:letter-spacing="normal" fo:font-style="normal" fo:font-weight="normal" officeooo:rsid="003b7f6e" style:font-size-asian="12pt" style:font-size-complex="12pt"/>
    </style:style>
    <style:style style:name="T80" style:family="text">
      <style:text-properties fo:color="#000000" style:font-name="Times New Roman" fo:font-size="12pt" style:font-size-asian="12pt" style:font-size-complex="12pt"/>
    </style:style>
    <style:style style:name="T81" style:family="text">
      <style:text-properties fo:color="#000000" style:font-name="Times New Roman" fo:font-size="12pt" officeooo:rsid="0034d7cf" style:font-size-asian="12pt" style:font-size-complex="12pt"/>
    </style:style>
    <style:style style:name="T82" style:family="text">
      <style:text-properties fo:color="#000000" style:font-name="Times New Roman" fo:font-size="12pt" officeooo:rsid="0036af6d" style:font-size-asian="12pt" style:font-size-complex="12pt"/>
    </style:style>
    <style:style style:name="T83" style:family="text">
      <style:text-properties officeooo:rsid="0047988b"/>
    </style:style>
    <style:style style:name="T84" style:family="text">
      <style:text-properties officeooo:rsid="004821e0"/>
    </style:style>
    <style:style style:name="T85" style:family="text">
      <style:text-properties officeooo:rsid="0055cac4"/>
    </style:style>
    <style:style style:name="T86" style:family="text">
      <style:text-properties officeooo:rsid="0057616a"/>
    </style:style>
    <style:style style:name="T87" style:family="text">
      <style:text-properties officeooo:rsid="00595834"/>
    </style:style>
    <style:style style:name="T88" style:family="text">
      <style:text-properties officeooo:rsid="005b2a46"/>
    </style:style>
    <style:style style:name="T89" style:family="text">
      <style:text-properties officeooo:rsid="005db2bc"/>
    </style:style>
    <style:style style:name="T90" style:family="text">
      <style:text-properties officeooo:rsid="005ed706"/>
    </style:style>
    <style:style style:name="T91" style:family="text">
      <style:text-properties officeooo:rsid="0060a625"/>
    </style:style>
    <style:style style:name="T92" style:family="text">
      <style:text-properties officeooo:rsid="0061ae40"/>
    </style:style>
    <style:style style:name="T93" style:family="text">
      <style:text-properties officeooo:rsid="0062ca35"/>
    </style:style>
    <style:style style:name="T94" style:family="text">
      <style:text-properties officeooo:rsid="0071fd0a"/>
    </style:style>
    <style:style style:name="T95" style:family="text">
      <style:text-properties officeooo:rsid="007359fc"/>
    </style:style>
    <style:style style:name="T96" style:family="text">
      <style:text-properties officeooo:rsid="0079554c"/>
    </style:style>
    <style:style style:name="T97" style:family="text">
      <style:text-properties officeooo:rsid="0091ff3d"/>
    </style:style>
    <style:style style:name="T98" style:family="text">
      <style:text-properties officeooo:rsid="00b2c5a2"/>
    </style:style>
    <style:style style:name="T99" style:family="text">
      <style:text-properties officeooo:rsid="00b42a65"/>
    </style:style>
    <style:style style:name="T100" style:family="text">
      <style:text-properties officeooo:rsid="00c2d4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bstract)</text:p>
      <text:p text:style-name="P58"><text:span text:style-name="T20">Smartwatches werden immer beliebter und sind im Alltag </text:span><text:span text:style-name="T6">häufig </text:span><text:span text:style-name="T20">anzutreffen. Sie erfüllen Aufgaben die für normale Uhren undenkbar sind </text:span><text:span text:style-name="T21">und dienen gewisser</text:span><text:span text:style-name="T6">maßen</text:span><text:span text:style-name="T21"> als Erweiterung des Smartphones</text:span><text:span text:style-name="T20">. </text:span><text:span text:style-name="T5">Smartwatches verfügen über eine Vielzahl von unterschiedlichen Sensoren, darunter auch Magnetometer. </text:span><text:span text:style-name="T19">Das Ziel dieses Papers ist es </text:span><text:span text:style-name="T22">nach einer kurzen Betrachtung der Geschichte und den derzeiten Stand der Smartwatch</text:span><text:span text:style-name="T19">, unter Betrachung der neuesten Studien, </text:span><text:span text:style-name="T22">insbesondere die Verwendung mit Magnetometer ausgestatetten Smartwatches zu beachten</text:span><text:span text:style-name="T19">. </text:span><text:span text:style-name="T5">Magnetometer dienen hauptsächlich dazu die magnetische Flussdichte von Magnetfeldern zu messen, </text:span><text:span text:style-name="T6">ermöglichen jedoch auch oft </text:span><text:span text:style-name="T5">deren Richtung zu erfassen. </text:span><text:span text:style-name="T19">MEM-Magnetometer </text:span><text:span text:style-name="T13">(MEM = Micro-Electromechanical Systems)</text:span><text:span text:style-name="T12"> </text:span><text:span text:style-name="T19">werden in Smartphones und Smartwatches verbaut. Mithilfe von Magnetringen oder sonstigen tragbaren magnetischen Gegenständen ist es möglich eine</text:span><text:span text:style-name="T23">r</text:span><text:span text:style-name="T19"> Smartwatch </text:span><text:span text:style-name="T23">verschiedene Funktionen für verschiedene Finger zuzuordnen </text:span><text:span text:style-name="T33">oder die Finger als dreidimensionalen Zeiger zu verwenden</text:span><text:span text:style-name="T19">. </text:span><text:span text:style-name="T22">Mit den besagten Magnetringen </text:span><text:span text:style-name="T23">und mit Magneten ausgestatteten Brillen </text:span><text:span text:style-name="T22">kann man Autofahrer überwachen und erkennen ob sie das Lenkrad sicher greifen </text:span><text:span text:style-name="T23">und ob sie vom Verkehrsgeschehen abgelenkt sind</text:span><text:span text:style-name="T22">. </text:span></text:p>
      <text:p text:style-name="P17"/>
      <text:p text:style-name="P1"/>
      <text:p text:style-name="P3">Introduction)</text:p>
      <text:p text:style-name="P33"><text:span text:style-name="T4">Smartwatches gewinnen im Alltag immer mehr an Bedeutung, sie dienen gewissermaßen als Erweiterung des Smartphones. Sie </text:span><text:span text:style-name="T5">verfügen über eine Vielzahl von unterschiedlichen Sensoren, <text:s/>darunter auch Magnetometer. Magnetometer dienen hauptsächlich dazu die magnetische Flussdichte von Magnetfeldern zu messen, </text:span><text:span text:style-name="T6">ermöglichen jedoch auch oft </text:span><text:span text:style-name="T5">deren Richtung zu erfassen.</text:span></text:p>
      <text:p text:style-name="P34"><text:span text:style-name="T2"><text:line-break/></text:span><text:span text:style-name="T3">Smartwatches können bauartbedingt nur über kleine runde </text:span><text:span text:style-name="T4">o</text:span><text:span text:style-name="T3">der rechteckige Bildschirme verfügen. Um die nonverbalen Eingabemöglichkeiten </text:span><text:span text:style-name="T8">(Tasten, Touchscreen)</text:span><text:span text:style-name="T3"> zu erweitern kann eine Fingerabdruckerkennung hilfreich sein. Mithilfe dieser Fingerabdruckerkennung ist es möglich bestimmte Aufgaben einzelnen Fingern zuzuordnen, </text:span><text:span text:style-name="T4">wie in der Arbeit von </text:span><text:span text:style-name="T7">Keunwoo Park und Geehyuk Lee [1] beschrieben</text:span><text:span text:style-name="T3">. </text:span></text:p>
      <text:p text:style-name="P6"/>
      <text:p text:style-name="P34"><text:span text:style-name="T8">In der Arbeit von Gabriel Reyes, et al. [2], wird eine Vorgehensweise beschrieben die, die Realisierung einer Gestenerkennung mithilfe von<text:tab/> Magnetringen erlaubt. In der Arbeit von Hua Huang, et al [3] wird zur Fahrerüberwachung ebenfalls auf Magnetringe in Kombination mit Magnetbrillen </text:span><text:span text:style-name="T9">(Brillen ausgestattet mit einem Magnet an einer Seite des Brillengestells) </text:span><text:span text:style-name="T8">zurückgegriffen.</text:span></text:p>
      <text:p text:style-name="P8"/>
      <text:p text:style-name="P35"><text:span text:style-name="T9">Die vorhergenannten Problemstellungen/Forschungen benötigen mindestens ein Magnetometer zur erfolgreichen Implementierung. Häufig werden diese Magnetometer auch durch Accelerometer, Gyroskope </text:span><text:span text:style-name="T11">und Barometer </text:span><text:span text:style-name="T9">unterstützt, so </text:span><text:span text:style-name="T10">[4].</text:span></text:p>
      <text:p text:style-name="P10"/>
      <text:p text:style-name="P9">Das Ziel dieses Papers ist die Verwendung von Smartwatches mit Magnetometern näher zu analysieren.</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7"/>
      <text:p text:style-name="P4"><text:line-break/>Related Work)</text:p>
      <text:p text:style-name="P39"><text:span text:style-name="T24">Es gibt Forschungen die Methoden zur Unterscheidung des bedienenden Fingers einer Smartwatch </text:span><text:span text:style-name="T26">oder anderweitige Eingabemöglichkeiten </text:span><text:span text:style-name="T24">vorschlagen. Jedoch benötigen diese Methoden </text:span><text:span text:style-name="T26">oft </text:span><text:span text:style-name="T24">auch die Verwendung einer fest installierten Kamera, laut Keunwoo Park und Geehyuk Lee [a1]. </text:span><text:span text:style-name="T27">Ein weiter Ansatz ist die Spracherkennung mithilfe des in der Smartwatch intergrierten Mikrofons, laut </text:span><text:span text:style-name="T29">Gabriel Reyes, et al </text:span><text:span text:style-name="T27">[b2]. Ebenfalls </text:span><text:span text:style-name="T26">gibt es zahlreiche Konzepte die auf Magnetismus als Eingabemöglichkeit setzen </text:span><text:span text:style-name="T30">für tragbare elektronische Geräte </text:span><text:span text:style-name="T31">(</text:span><text:span text:style-name="T32">Wearables)</text:span><text:span text:style-name="T26">, so Gabriel Reyes, et al [b1].</text:span></text:p>
      <text:p text:style-name="P18"/>
      <text:p text:style-name="P38"><text:span text:style-name="T25">In der Arbeit von Tritap [a2], </text:span><text:span text:style-name="T29">wird</text:span><text:span text:style-name="T25"> stattdessen ein rohes kapazitives Berührungsbild des Smartwatch-Bildschirms </text:span><text:span text:style-name="T29">benötigt</text:span><text:span text:style-name="T25"> um verschiedene Finger zu unterscheiden. Um eine zufriedenstellende Genauigkeit zu erreichen </text:span><text:span text:style-name="T29">muss </text:span><text:span text:style-name="T25">der Smartwatch-Nutzer eine unangenehme Position beim Berühren des Bildschirms einnehmen, laut </text:span><text:span text:style-name="T24">Keunwoo Park und Geehyuk Lee </text:span><text:span text:style-name="T25">[a3].</text:span></text:p>
      <text:p text:style-name="P19"/>
      <text:p text:style-name="P39">Ketabdar et al. <text:span text:style-name="T85">[b3] verwendet das interne Magnetometer eines Smartphones um dreidimensionale Bewegung zu erkennen. Dazu muss der Benutzer einen Metallring, an der Hand die die Uhr bedient, tragen. In der Arbeit von D</text:span>aniel Ashbrook, <text:span text:style-name="T85">et al. [b4] wird das Projekt Nenya vorgestellt, welches ebenfalls einen Magnetring, der wie ein Ehering am Zeigefinger getragen wird, verwendet. Die Bedienung der Smartwatch kann durch Drehen und Schieben dieses Rings </text:span><text:span text:style-name="T86">bewerkstelligt werden. Diese Methode ist jedoch ermüdend und unbequem, laut Gabriel Reyes, et al [b5].</text:span></text:p>
      <text:p text:style-name="P11"/>
      <text:p text:style-name="P40"><text:span text:style-name="T28">In der Arbeit von K</text:span>e-Yu Chen, <text:span text:style-name="T87">et al. [b6] wird uTrack vorgestellt, </text:span><text:span text:style-name="T90">welches die gleichen Ambitionen verfolgt</text:span><text:span text:style-name="T87">. </text:span><text:span text:style-name="T88">V</text:span><text:span text:style-name="T87">oraussetzung</text:span><text:span text:style-name="T88">en sind das Tragen eines Magnetfingers am Daumen und zwei Magnetometer am Ringfinger, um die Daumenbewegung in einen dreidimensionalen Zeiger zu übersetze</text:span><text:span text:style-name="T89">n</text:span><text:span text:style-name="T88">.</text:span></text:p>
      <text:p text:style-name="P40"/>
      <text:p text:style-name="P41"><text:span text:style-name="T91">In der Arbeit von Sang Ho Yoon, et al. [c1], wird der Tring vorgestellt. Eine IMU (Inertial Measurement Unit) mit 9 Axen </text:span><text:span text:style-name="T92">liefert die Positionsdaten eines am Finger getragenen Magnetes (vorzugsweise Magnetring). Nach der Anwendung eines gradient descent Verfahrens wird schon eine robuste Näherung der Magnetposition erreicht, laut Sang Ho Yoon, et al. [c2]. </text:span><text:span text:style-name="T93">Dieses Verfahren soll es erlauben auch problemlos mit alltäglichen Objekten zu interagieren, so Sang Ho Yoon, et al. [c3].</text:span></text:p>
      <text:p text:style-name="P41"/>
      <text:p text:style-name="P42">In der Arbeit von Aras Yurtman und Billur Barshan [d1], werden die Daten von Magnetometer, Accelerometer und Gyroskop gleichzeitig betrachtet um eine Ortung zu realisieren. <text:s/><text:span text:style-name="T94">Dabei sind sind 2 nicht-parallele Referenzvektoren ausreichend um eine Bewegungrichtung abzuschätzen.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2"><text:soft-page-break/>Thema)</text:p>
      <text:p text:style-name="P12">Grund<text:span text:style-name="T80">lagen Smartwatch:</text:span></text:p>
      <text:p text:style-name="P36"><text:span text:style-name="T81">Das Lexikon Duden.de </text:span><text:span text:style-name="T82">[5] </text:span><text:span text:style-name="T81">definiert den Begriff Smartwatch wie folgt : „</text:span><text:span text:style-name="T75">am Handgelenk getragener Minicomputer, der neben der Zeitanzeige zahlreiche Funktionen wie Konnektivität zum Smartphone, Sensoren zur Beobachtung des Anwenders u.Ä. aufweist“. </text:span><text:span text:style-name="T76">Der Ursprung der Smartwatch liegt einige Dekaden in der Vergangenheit, laut Kyle Mills Johnson [6]. </text:span><text:span text:style-name="T77">Die Beliebtheit stieg ca. im Jahr 2014. Erwähnenswert sind die Modelle Samsung Galaxy Gear (Markteinführung: 25. September 2013, </text:span><text:span text:style-name="T78">laut engadget </text:span><text:span text:style-name="T77">[7]) und Pebble smart watch (Markteinführung: 13. Januar 2013, laut zdnet [8]), laut Kyle Mills Johnson [9]. </text:span><text:span text:style-name="T78">Der aktuellste Nachfolger der Samsung Galaxy Gear heißt Samsung Galaxy Watch (Markteinführung: </text:span><text:span text:style-name="T79">[10])</text:span><text:span text:style-name="T78">. Sie verfügt über ein Accelerometer, ein Gyroskop, ein Barometer, einen Herzfrequenzsensor, </text:span><text:span text:style-name="T79">einen </text:span><text:span text:style-name="T78">Lichtsensor </text:span><text:span text:style-name="T79">und einen runden 1.3 Zoll Bildschirm, laut Samsung [11]</text:span><text:span text:style-name="T78">.</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Grundlagen Magnetometer:</text:p>
      <text:p text:style-name="P16">Magnetometer können vielseitig verwendet werden. Sie können als Kompass fungieren oder als Metaldetektor bei Aufspüren von magnetischen Materialen helfen. <text:span text:style-name="T83">Mit ausgeklügelten Algorithmen ist die Implementierung einer Gesten-, </text:span><text:span text:style-name="T84">Abstands- oder Richtungserkennung </text:span><text:span text:style-name="T83">anhand von Metallringen o. Ä. </text:span><text:span text:style-name="T98">M</text:span><text:span text:style-name="T83">öglich.</text:span></text:p>
      <text:p text:style-name="P16"/>
      <text:p text:style-name="P16">////////<text:span text:style-name="T99">coey-magnetism.pdf</text:span></text:p>
      <text:p text:style-name="P12"/>
      <text:p text:style-name="P37"><text:span text:style-name="T12">In Smartwatches finden typischerweise ME</text:span><text:span text:style-name="T13">M</text:span><text:span text:style-name="T12">-Magnetometer </text:span><text:span text:style-name="T13">(MEM = MicroElectromechanical Systems)</text:span><text:span text:style-name="T12"> Anwendung. Diese besitzen einen äußerst kompakten Formfaktor. Dadurch ist eine strategische Platzierung des Sensors einfach. Ebenfalls verzichten MEM-Magnetometer auf den Gebrauch von </text:span><text:span text:style-name="T13">Microfabrication </text:span><text:span text:style-name="T14">(Microfabrication benutzt Halbleitertechnik um Objekte im Micro- bis Millimeter Bereich herzustellen, laut Joel Voldman, et al. [12]), laut [13]. </text:span><text:span text:style-name="T15">Ein</text:span><text:span text:style-name="T16">en</text:span><text:span text:style-name="T15"> weitere</text:span><text:span text:style-name="T16">n</text:span><text:span text:style-name="T15"> Vorteil dieser Magneto</text:span><text:span text:style-name="T16">meter</text:span><text:span text:style-name="T15"> stellt der relativ niedrige Stromverbrauch, </text:span><text:span text:style-name="T16">bei hohen Arbeitsfrequenzen (100 Hz bei einer Sony Smartwatch 3 SWR50 laut Gabriel Reyes, et al. [14]), laut</text:span><text:span text:style-name="T15"> </text:span><text:span text:style-name="T17">[19] </text:span><text:span text:style-name="T15">dar. </text:span><text:span text:style-name="T18">Jedoch können die hohen Entwicklungskosten bei der Entwicklung eines neuen verbesserten MEM-Magnetometers abschreckend wirken.</text:span></text:p>
      <text:p text:style-name="P12"/>
      <text:p text:style-name="P12"/>
      <text:p text:style-name="P12"/>
      <text:p text:style-name="P12">Magnetometer in smartwatches <text:span text:style-name="T95">(Verwendung)</text:span>:</text:p>
      <text:p text:style-name="P12"/>
      <text:p text:style-name="P20"><text:span text:style-name="T96">Bestimmung der </text:span>Magnetorientierung:</text:p>
      <text:p text:style-name="P43"><text:span text:style-name="T34">In der Arbeit von Keunwoo Park und Geehyuk Lee [20], wird der Prozess der Bestimmung der Magnetorientierung wie folgt beschrieben. Die </text:span><text:span text:style-name="T35">Probanden trugen einen Ring ohne Magnet und mussten auf einen Bereich, mit dem auf dem Bildschirm angezeigten Finger, tippen. Sie sollten währenddessen eine bequeme Haltung beibehalten. Dabei wurden der Berührungspunkt, die Position und die Orientierung</text:span><text:span text:style-name="T34"> </text:span><text:span text:style-name="T35">der Smartwatch und des Rings. Der Berührungspunkt wurde mithilfe der Smartwatch selbst erfasst, während die restlichen Daten von 5 Kameras aufgezeichnet wurden, so Keunwoo Park und Geehyuk Lee [21]. </text:span></text:p>
      <text:p text:style-name="P44"><text:span text:style-name="T36">Ein virtueller Magnet wurde an den Ring angebracht. Anhand der aufgezeichneten Daten konnte das Magnetfeld des Magnetrings ermittelt werden </text:span><text:span text:style-name="T37">und die Genauigkeit der Fingererkennung</text:span><text:span text:style-name="T36">, so </text:span><text:span text:style-name="T35">Keunwoo Park und Geehyuk Lee [2</text:span><text:span text:style-name="T36">2</text:span><text:span text:style-name="T35">]</text:span><text:span text:style-name="T36">. </text:span><text:span text:style-name="T38">Es wurden 2 Magnetpositionen gefunden die eine genaue Bestimmung der Magnetorientierung erlauben, </text:span><text:span text:style-name="T39">laut</text:span><text:span text:style-name="T38"> </text:span><text:span text:style-name="T35">Keunwoo Park und Geehyuk Lee [2</text:span><text:span text:style-name="T38">3</text:span><text:span text:style-name="T35">].</text:span></text:p>
      <text:p text:style-name="P20"/>
      <text:p text:style-name="P20">Interaktion:</text:p>
      <text:p text:style-name="P23">Knopf und Gesten: Ein Knopdruck kann die Gestenerkennung aktivieren. Für die Erfassung gültiger Gesten muss die Magnetabstand zur Smartwatch beachtet werden, laut Sang Ho Yoon, et al. [30].</text:p>
      <text:p text:style-name="P23"/>
      <text:p text:style-name="P48"><text:span text:style-name="T47">N</text:span><text:span text:style-name="T48">äherung und Drehung: Anhand des Eintauchwinkels des bedienenden Fingers und ihrer Nähe zur Smartwatch und eine Drehung des Fingers können weitere Benutzungsmöglichkeiten realisiert werden, so Sang Ho Yoon, et al. [31].</text:span></text:p>
      <text:p text:style-name="P23"/>
      <text:p text:style-name="P49"><text:span text:style-name="T47">C</text:span><text:span text:style-name="T49">ursor: Man kann mit einem Magnetring auf einer Fläche oder in der Luft Cursor, </text:span><text:span text:style-name="T50">relativ zum Magnetometer,</text:span><text:span text:style-name="T49"> imitieren und auf dem Bildschirm der Smartwatch visualisieren, </text:span><text:span text:style-name="T51">so Sang Ho Yoon, et al. [32]</text:span><text:span text:style-name="T49">.</text:span></text:p>
      <text:p text:style-name="P22"/>
      <text:p text:style-name="P22">Slider: <text:span text:style-name="T97">Diese Variante ist ähnlich zum Cursor. Hierbei wird der Cursor als Slider verwendet, entweder mit relativen oder mit absoluten Werten, laut Sang Ho Yoon, et al. [33].</text:span></text:p>
      <text:p text:style-name="P22"/>
      <text:p text:style-name="P24">Finger: Anhand des Magnetrings werden können alle Finger jeweils mit einer anderen Funktion für die Smartwatch assoziiert werden, so Keunwoo Park und Geehyuk Lee [34].</text:p>
      <text:p text:style-name="P23"><text:soft-page-break/></text:p>
      <text:p text:style-name="P50"><text:span text:style-name="T47">D</text:span><text:span text:style-name="T1">aumenbewegung: Auf dem Display wird eine Daumenbewegung und ihre Auswirkungen angezeigt. Der Benutzer kann diese Bewegung mit seinem Daumen ausführen um die Aktion auszulösen, so Gabriel Reyes, et al. [35].</text:span></text:p>
      <text:p text:style-name="P27"/>
      <text:p text:style-name="P28">Genauigkeit:</text:p>
      <text:p text:style-name="P51"><text:span text:style-name="T1">In der Arbeit von Hua Huang, et al. [36] </text:span><text:span text:style-name="T52">erreicht MagTrack bei der Erkennung eine Genauigkeit von 87 % bei einer Trefferquote von 90 %. Die Daten lieferten 10 verschiedene Personen die jeweils insgesamt über 500 Minuten Auto fuhren.</text:span></text:p>
      <text:p text:style-name="P29"/>
      <text:p text:style-name="P53"><text:span text:style-name="T52">In der Arbeit von </text:span><text:span text:style-name="T41">Laut </text:span><text:span text:style-name="T34">Keunwoo Park und Geehyuk Lee [</text:span><text:span text:style-name="T52">37</text:span><text:span text:style-name="T34">] </text:span><text:span text:style-name="T52">kann FingMag mit einer Genauigkeit von 96.21 % verschiene Finger korrekt unterscheiden. Zur Offline-Evaluierung wurden Daten von 12 Probanden gesammelt.</text:span></text:p>
      <text:p text:style-name="P30"/>
      <text:p text:style-name="P52"><text:span text:style-name="T1">In der Arbeit von Gabriel Reyes, et al. [38] <text:tab/></text:span><text:span text:style-name="T53">benötigt SynchroWatch über 3 Sekunden um eine Genauigkeit über 50 % zu erreichen.</text:span></text:p>
      <text:p text:style-name="P31"/>
      <text:p text:style-name="P54"><text:span text:style-name="T53">I</text:span><text:span text:style-name="T1">n der Arbeit von Sang Ho Yoon, et al. [39] konnte eine maximale Abweichung von 8.6 mm, im dreidimensionalen Raum, für den TRing verifiziert werden. Bei Benutzereingaben wurde eine Genauigkeit von 92 % für den Button-Modus und eine Genauigkeit von 91 % für den Cursor-Modus erreicht.</text:span></text:p>
      <text:p text:style-name="P20"/>
      <text:p text:style-name="P45"><text:span text:style-name="T40">Probleme:<text:line-break/></text:span><text:span text:style-name="T41">Laut </text:span><text:span text:style-name="T34">Keunwoo Park und Geehyuk Lee [2</text:span><text:span text:style-name="T41">4</text:span><text:span text:style-name="T34">], </text:span><text:span text:style-name="T41">können verschiedene Winkel zwischen den beiden Händen zu Fehlern führen. Es müssen viele Trainingsdaten gesammelt werden um die Fehleranfälligkeit zu minimieren. Für die Zukunft wollen </text:span><text:span text:style-name="T34">Keunwoo Park und Geehyuk Lee [2</text:span><text:span text:style-name="T41">5</text:span><text:span text:style-name="T34">] </text:span><text:span text:style-name="T41">das Erdmagnetfeld isolieren und seinen Effekt kompensieren.</text:span></text:p>
      <text:p text:style-name="P25"/>
      <text:p text:style-name="P46"><text:span text:style-name="T41">I</text:span><text:span text:style-name="T42">n der Arbeit von S</text:span><text:span text:style-name="T1">ang Ho Yoon</text:span><text:span text:style-name="T42">, et al. [26] führen hohe Bewegungsgeschwindigkeiten oder hohe Verweilzeiten zu einer Verschlechterung der Ortungsgenauigkeit. Die </text:span><text:span text:style-name="T43">Positions- und die Doppelclickgenauigkeit leiden mit erhöhtem Abstand vom Ziel, </text:span><text:span text:style-name="T44">so Sang Ho Yoon, et al. [27]</text:span><text:span text:style-name="T43">.</text:span></text:p>
      <text:p text:style-name="P46"/>
      <text:p text:style-name="P47"><text:span text:style-name="T43">L</text:span><text:span text:style-name="T45">aut </text:span><text:span text:style-name="T46">Z</text:span><text:span text:style-name="T45">hipeng Song, </text:span><text:span text:style-name="T46">et al. </text:span><text:span text:style-name="T45">[28], gibt es verschiedene Vorschläge um die Zeit zwischen zwei Bewegungen nicht als eigenständige Bewegung wahrzunehmen.</text:span></text:p>
      <text:p text:style-name="P26"/>
      <text:p text:style-name="P21">Bei der Fahrerüberwachung ist es schwierig kurvig Spurwechsel von kurvigen Straßenverläufen zu unterscheiden. Zur Bewältigung dieses Problems schafft das Smartwatch-GPS Abhilfe, so Hua Huang, et al. [29].</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1"/>
      <text:p text:style-name="P2">Resümee)</text:p>
      <text:p text:style-name="P56"><text:span text:style-name="T2">Meiner Meinung nach </text:span><text:span text:style-name="T54">sind Smartwatches </text:span><text:span text:style-name="T55">haben Smartwatches das Potenzial zusätliche Funktionen </text:span><text:span text:style-name="T58">z</text:span><text:span text:style-name="T55">u erfüllen oder bestehende Funktionen zu vereinfachen und zu erweitern. </text:span><text:span text:style-name="T61">Ihre Aufgaben können weiter über das Telefonier</text:span><text:span text:style-name="T63">en,</text:span><text:span text:style-name="T61"> </text:span><text:span text:style-name="T64">die </text:span><text:span text:style-name="T61">GPS-Ortung </text:span><text:span text:style-name="T63">und </text:span><text:span text:style-name="T64">das </text:span><text:span text:style-name="T63">Fitness-Tracking </text:span><text:span text:style-name="T61">hinausgehen. </text:span><text:span text:style-name="T55">Da Smartwatches im Alltag immer häufiger anzutreffen sind, ist es sinnvoll ihre Funktionalität weiter zu erforschen. Wie unschwer zu erkennen ist, gibt es viele Studien/ Forschungen die es sich zum Ziel gesetzt haben insbesondere die zahlreichen Sensoren der Smartwatches dafür genauer unter die Lupe zu nehmen.</text:span></text:p>
      <text:p text:style-name="P55"><text:span text:style-name="T55">Bei so vielen Studien gab es auch viele Erfolge zu verzeichnen. </text:span><text:span text:style-name="T56">Zwar erreichen diese Methoden allesamt keine </text:span><text:span text:style-name="T57">ausreichend hohe </text:span><text:span text:style-name="T56">Genauigkeit wie die meisten Displays und sind trotzdem fehlerbehaftet und fehleranfällig als ein traditionelles Display. Diese Fehleranfälligkeit ist jedoch kein Grund um die Verwendung von Magnetometern für zusätliche Eingabemöglichkeiten vorzeitig auszuschließen. Diese Technik</text:span><text:span text:style-name="T57">en</text:span><text:span text:style-name="T56"> stecken noch in den Kinderschuhen. </text:span><text:span text:style-name="T58">Die Mehrheit der Tabletnutzer, verwendet diese in Kombination mit Eingabestiften um beispielweise das Schreiben oder Zeichnen zu vereinfachen. Wieso sollten Smartphonenutzer nicht auf Magnetringe, Magnetbrillen, oder sonstigen magnetischen Gegenständen zurückgreifen können. </text:span><text:span text:style-name="T59">Dafür werden jedoch zusät</text:span><text:span text:style-name="T60">z</text:span><text:span text:style-name="T59">liche Nachforschungen benötigt die ein breiteres Publikum begeistern und dieses dazu anre</text:span><text:span text:style-name="T61">g</text:span><text:span text:style-name="T59">en bei den entsprechenden Tests als Probanden teilzunehmen.</text:span></text:p>
      <text:p text:style-name="P57"><text:span text:style-name="T57">Die Fahrerüberwachung ist ebenfalls ein nicht zu unterschätzender Einsatzbereich. </text:span><text:span text:style-name="T62">Jedoch gibt es keine international einheitliche Straßenverkehrsordnung, somit durfte sich eine allgemeine Zulassung als schwierig bis unmöglich herausstellen. </text:span><text:span text:style-name="T65">Dennoch wären weitere Forschungen sinnvoll insbesondere für Berufsfahrer, die stundenlang konzentriert Autofahren müssen, welche vielleicht auch Gefahrgut transportieren und somit besonders strenge Vorschriften einhalten müssen. </text:span></text:p>
      <text:p text:style-name="P57"><text:span text:style-name="T65">Zusätzlich besteht die Möglichkeit ein Magnetarmband statt einen Magnetring zu verwenden. Dies würde es auch körperlich eingeschränkten Personen, die keinen Ring tragen können oder keinen Eingabenstift halten können, ermöglichen mit ihren Smartwatches oder sonstigen IoT Geräten zu interagieren. </text:span><text:span text:style-name="T66">In Einrichtungen die sich auf körperlich eingeschränkte Menschen fokussieren, beispielsweise spezielle Schulen, würde die Möglichkeit eine Smartwatch, Smartphone o. Ä. Zu bedienen hilfreich sein.</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7] <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https://www.engadget.com/2013-09-04-samsung-unveils-galaxy-gear.html?guce_referrer=aHR0cHM6Ly9lbi53aWtpcGVkaWEub3JnLw&amp;guce_referrer_sig=AQAAAFz4Z-</text:a><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GD2i8Ul8mMAL0HhH_ADt4A856jnO7M0thBYvevGIAIU3rx2nW-4nCnONt3y_0khIE1pScZrnBTvzRqKh1mb20yUqoMwAP4k-A2t48CSd0wfNXZBEP_uMRVG-VuhcI1yjRgwQKl3DZbyICQigi0fGaz3tbdgRGYGZHW2T9N</text:a></text:p>
      <text:p text:style-name="P13"/>
      <text:p text:style-name="P14">[11] <text:a xlink:type="simple" xlink:href="https://www.samsung.com/global/galaxy/galaxy-watch/specs/" text:style-name="Internet_20_link" text:visited-style-name="Visited_20_Internet_20_Link">https://www.samsung.com/global/galaxy/galaxy-watch/specs/</text:a></text:p>
      <text:p text:style-name="P14"/>
      <text:p text:style-name="P15">[12] <text:a xlink:type="simple" xlink:href="https://www.rle.mit.edu/biomicro/reprints/jvoldman_annrev.pdf" text:style-name="Internet_20_link" text:visited-style-name="Visited_20_Internet_20_Link">https://www.rle.mit.edu/biomicro/reprints/jvoldman_annrev.pdf</text:a></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2"><text:soft-page-break/>//coey-magnetism.pdf</text:p>
      <text:p text:style-name="P32">Magnetometer liefern eine monotone elektrische Spannung, vorzugsweise propotional zum auf den Sensor wirkenden Magnetfeld. Magnetsensor müssen keinen physikalischen Kontakt zum zu messenden Magnetfeld haben. </text:p>
      <text:p text:style-name="P32"/>
      <text:p text:style-name="P32">//https://www.coventor.com/mems-solutions/magnetometers/</text:p>
      <text:p text:style-name="P59"><text:span text:style-name="T67">MEM-Magnetometer </text:span><text:span text:style-name="T68">basieren typischerweise auf den Prinzipien des magnetoresistiven Effekts, des Hall-Effekts und seltenerweise der Lorentzkraft.</text:span></text:p>
      <text:p text:style-name="P61"/>
      <text:p text:style-name="P62">Magnetoresistive-MEM-Magnetometer:</text:p>
      <text:p text:style-name="P64"><text:span text:style-name="T69">Auf ein Hunt-Element werden typischerweise sogenannte Barber Poles auf Permalloy (Nickellegierung bestehend aus ca. 80 % Nickel und 20 % Eisen). Diese schmallen und gut leitenden Streifen führen dazu, dass der Sensor sensibler auf Magnetfelder reagiert, </text:span><text:span text:style-name="T70">indem sie den elektrischen Strom in das Permalloy „verschieben“. </text:span><text:span text:style-name="T71">Diese Sensoren sind in vielen Messbereichen verfügbar, verfügen über eine Auflösung im Bereich von 1 nT bis 10 nT und eine Messgenauigkeit von 1*10^-3.</text:span></text:p>
      <text:p text:style-name="P62"/>
      <text:p text:style-name="P62">Hall-Effekt-MEM-Magnetometer:</text:p>
      <text:p text:style-name="P65"><text:span text:style-name="T72">Diese Sensoren verwenden den Hall-Effekt um das Magnetfeld zu bestimmen/messen. <text:s/>Um eine hohe Genauigkeit zu erreichen ist das Material des Sensors von großer Bedeutung. Dabei sind Galliumarsenid, Indiumarsenid, Indiumphosphid, Indiumantimonid, und Graphen am geignetsten aufgrund ihrer hohen Electron mobility (Elektrongeschwindigkeit in einem Leiter vom Magnetfeld angezogenen Leiter). </text:span><text:span text:style-name="T73">HallSensoren erreichen eine Auflösung von ca. 100 µT mit einer Genauigkeit von 1*10^-4. Ihr Messbereich reicht von 10 mT bis 10 T.</text:span></text:p>
      <text:p text:style-name="P62"/>
      <text:p text:style-name="P62">Lorentzkraft-MEM-Magnetometer:</text:p>
      <text:p text:style-name="P66"><text:span text:style-name="T74">Dieser eher seltene Sensor hat die Vorteile, dass kein spezielles magnetisches Material gebraucht wird, keine zusätzliche Messeinrichtung um parallel zum Magnetfeld messen zu können und kann einfach in ein Smartwatch und ihre eingebauten Sensoren intergriert werden. Der vergleichsweise hohe Energieverbrauch um selbst geringe Magnetfelder zu messen gehören zu den noch nicht gelösten Problemen. Ebenso der größere Platzbedarf und Preis.</text:span></text:p>
      <text:p text:style-name="P15"/>
      <text:p text:style-name="P15"/>
      <text:p text:style-name="P15"/>
      <text:p text:style-name="P15"/>
      <text:p text:style-name="P15"/>
      <text:p text:style-name="P15"><text:a xlink:type="simple" xlink:href="https://www.te.com/usa-en/industries/sensor-solutions/insights/intro-into-mr-sensor-applications.html" text:style-name="Internet_20_link" text:visited-style-name="Visited_20_Internet_20_Link">https://www.te.com/usa-en/industries/sensor-solutions/insights/intro-into-mr-sensor-applications.html</text:a></text:p>
      <text:p text:style-name="P15">https://www.coventor.com/mems-solutions/magnetometers/</text:p>
      <text:p text:style-name="P15"><text:a xlink:type="simple" xlink:href="https://www.sciencedirect.com/topics/engineering/magnetometer" text:style-name="Internet_20_link" text:visited-style-name="Visited_20_Internet_20_Link">https://www.sciencedirect.com/topics/engineering/magnetometer</text:a></text:p>
      <text:p text:style-name="P15"/>
      <text:p text:style-name="P15">file:///home/georgios/Schreibtisch/hsrm/5/Seminar/imp/sensors-20-05899-v3.pdf</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svg:font-family="'Linux Libertine', Georgia, Times, serif"/>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4:41:27.883559810</meta:creation-date>
    <dc:date>2021-12-22T20:18:36.575458058</dc:date>
    <meta:editing-duration>PT5H10M26S</meta:editing-duration>
    <meta:editing-cycles>70</meta:editing-cycles>
    <meta:generator>LibreOffice/6.4.7.2$Linux_X86_64 LibreOffice_project/40$Build-2</meta:generator>
    <meta:document-statistic meta:table-count="0" meta:image-count="0" meta:object-count="0" meta:page-count="8" meta:paragraph-count="64" meta:word-count="2090" meta:character-count="16341" meta:non-whitespace-character-count="14302"/>
  </office:meta>
</office:document-meta>
</file>